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89433" officeooo:paragraph-rsid="00089433"/>
    </style:style>
    <style:style style:name="P2" style:family="paragraph" style:parent-style-name="Standard">
      <style:text-properties officeooo:rsid="00089433" officeooo:paragraph-rsid="0009c769"/>
    </style:style>
    <style:style style:name="P3" style:family="paragraph" style:parent-style-name="Standard">
      <style:text-properties officeooo:rsid="00089433" officeooo:paragraph-rsid="000a5548"/>
    </style:style>
    <style:style style:name="P4" style:family="paragraph" style:parent-style-name="Standard">
      <style:text-properties officeooo:rsid="00089433" officeooo:paragraph-rsid="0010d519"/>
    </style:style>
    <style:style style:name="P5" style:family="paragraph" style:parent-style-name="Standard">
      <style:text-properties officeooo:rsid="00089433" officeooo:paragraph-rsid="0019da8e"/>
    </style:style>
    <style:style style:name="P6" style:family="paragraph" style:parent-style-name="Standard">
      <style:text-properties officeooo:rsid="00089433" officeooo:paragraph-rsid="00198e12"/>
    </style:style>
    <style:style style:name="P7" style:family="paragraph" style:parent-style-name="Standard">
      <style:text-properties officeooo:rsid="00089433" officeooo:paragraph-rsid="00275e1b"/>
    </style:style>
    <style:style style:name="P8" style:family="paragraph" style:parent-style-name="Standard">
      <style:text-properties officeooo:rsid="000dbf16" officeooo:paragraph-rsid="000dbf16"/>
    </style:style>
    <style:style style:name="P9" style:family="paragraph" style:parent-style-name="Standard">
      <style:text-properties officeooo:rsid="0014f19f" officeooo:paragraph-rsid="0014f19f"/>
    </style:style>
    <style:style style:name="P10" style:family="paragraph" style:parent-style-name="Standard">
      <style:text-properties officeooo:rsid="00198e12" officeooo:paragraph-rsid="00198e12"/>
    </style:style>
    <style:style style:name="P11" style:family="paragraph" style:parent-style-name="Standard">
      <style:text-properties officeooo:rsid="00198e12" officeooo:paragraph-rsid="001f4b72"/>
    </style:style>
    <style:style style:name="P12" style:family="paragraph" style:parent-style-name="Standard">
      <style:text-properties officeooo:rsid="001d614c" officeooo:paragraph-rsid="001d614c"/>
    </style:style>
    <style:style style:name="P13" style:family="paragraph" style:parent-style-name="Standard">
      <style:text-properties officeooo:rsid="00215072" officeooo:paragraph-rsid="00215072"/>
    </style:style>
    <style:style style:name="P14" style:family="paragraph" style:parent-style-name="Standard">
      <style:text-properties officeooo:rsid="00275e1b" officeooo:paragraph-rsid="00275e1b"/>
    </style:style>
    <style:style style:name="P15" style:family="paragraph" style:parent-style-name="Standard">
      <style:text-properties officeooo:rsid="002bec96" officeooo:paragraph-rsid="002bec96"/>
    </style:style>
    <style:style style:name="P16" style:family="paragraph" style:parent-style-name="Standard">
      <style:text-properties officeooo:rsid="002c3164" officeooo:paragraph-rsid="002c3164"/>
    </style:style>
    <style:style style:name="P17" style:family="paragraph" style:parent-style-name="Standard">
      <style:text-properties officeooo:rsid="002c3164" officeooo:paragraph-rsid="0035af93"/>
    </style:style>
    <style:style style:name="P18" style:family="paragraph" style:parent-style-name="Standard">
      <style:text-properties officeooo:rsid="002c3164" officeooo:paragraph-rsid="0033c24e"/>
    </style:style>
    <style:style style:name="P19" style:family="paragraph" style:parent-style-name="Standard">
      <style:text-properties officeooo:rsid="002f0d02" officeooo:paragraph-rsid="002f0d02"/>
    </style:style>
    <style:style style:name="P20" style:family="paragraph" style:parent-style-name="Standard">
      <style:text-properties officeooo:rsid="0030b888" officeooo:paragraph-rsid="0030b888"/>
    </style:style>
    <style:style style:name="P21" style:family="paragraph" style:parent-style-name="Standard">
      <style:text-properties officeooo:rsid="0035fb72" officeooo:paragraph-rsid="0035fb72"/>
    </style:style>
    <style:style style:name="P22" style:family="paragraph" style:parent-style-name="Standard">
      <style:text-properties officeooo:rsid="0037b2dd" officeooo:paragraph-rsid="0037b2dd"/>
    </style:style>
    <style:style style:name="T1" style:family="text">
      <style:text-properties fo:font-weight="bold" style:font-weight-asian="bold" style:font-weight-complex="bold"/>
    </style:style>
    <style:style style:name="T2" style:family="text">
      <style:text-properties fo:font-weight="bold" officeooo:rsid="0009274a" style:font-weight-asian="bold" style:font-weight-complex="bold"/>
    </style:style>
    <style:style style:name="T3" style:family="text">
      <style:text-properties fo:font-weight="bold" officeooo:rsid="00215072" style:font-weight-asian="bold" style:font-weight-complex="bold"/>
    </style:style>
    <style:style style:name="T4" style:family="text">
      <style:text-properties fo:font-weight="bold" officeooo:rsid="00275e1b" style:font-weight-asian="bold" style:font-weight-complex="bold"/>
    </style:style>
    <style:style style:name="T5" style:family="text">
      <style:text-properties fo:font-weight="bold" officeooo:rsid="0035af93"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9274a" style:font-weight-asian="normal" style:font-weight-complex="normal"/>
    </style:style>
    <style:style style:name="T8" style:family="text">
      <style:text-properties fo:font-weight="normal" officeooo:rsid="0009c769" style:font-weight-asian="normal" style:font-weight-complex="normal"/>
    </style:style>
    <style:style style:name="T9" style:family="text">
      <style:text-properties fo:font-weight="normal" officeooo:rsid="000a5548" style:font-weight-asian="normal" style:font-weight-complex="normal"/>
    </style:style>
    <style:style style:name="T10" style:family="text">
      <style:text-properties fo:font-weight="normal" officeooo:rsid="000ef4e9" style:font-weight-asian="normal" style:font-weight-complex="normal"/>
    </style:style>
    <style:style style:name="T11" style:family="text">
      <style:text-properties fo:font-weight="normal" officeooo:rsid="0010d519" style:font-weight-asian="normal" style:font-weight-complex="normal"/>
    </style:style>
    <style:style style:name="T12" style:family="text">
      <style:text-properties fo:font-weight="normal" officeooo:rsid="0016b1ed" style:font-weight-asian="normal" style:font-weight-complex="normal"/>
    </style:style>
    <style:style style:name="T13" style:family="text">
      <style:text-properties fo:font-weight="normal" officeooo:rsid="00182d2f" style:font-weight-asian="normal" style:font-weight-complex="normal"/>
    </style:style>
    <style:style style:name="T14" style:family="text">
      <style:text-properties fo:font-weight="normal" officeooo:rsid="0019e9e6" style:font-weight-asian="normal" style:font-weight-complex="normal"/>
    </style:style>
    <style:style style:name="T15" style:family="text">
      <style:text-properties fo:font-weight="normal" officeooo:rsid="0033c24e" style:font-weight-asian="normal" style:font-weight-complex="normal"/>
    </style:style>
    <style:style style:name="T16" style:family="text">
      <style:text-properties fo:font-weight="normal" officeooo:rsid="0035af93"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officeooo:rsid="0009274a" style:font-weight-asian="normal" style:font-weight-complex="normal"/>
    </style:style>
    <style:style style:name="T19" style:family="text">
      <style:text-properties style:text-underline-style="solid" style:text-underline-width="auto" style:text-underline-color="font-color" officeooo:rsid="0025cadd"/>
    </style:style>
    <style:style style:name="T20" style:family="text">
      <style:text-properties officeooo:rsid="0019da8e"/>
    </style:style>
    <style:style style:name="T21" style:family="text">
      <style:text-properties officeooo:rsid="001b8284"/>
    </style:style>
    <style:style style:name="T22" style:family="text">
      <style:text-properties officeooo:rsid="001d30f0"/>
    </style:style>
    <style:style style:name="T23" style:family="text">
      <style:text-properties officeooo:rsid="001f4b72"/>
    </style:style>
    <style:style style:name="T24" style:family="text">
      <style:text-properties officeooo:rsid="0025cadd"/>
    </style:style>
    <style:style style:name="T25" style:family="text">
      <style:text-properties officeooo:rsid="002e2426"/>
    </style:style>
    <style:style style:name="T26" style:family="text">
      <style:text-properties officeooo:rsid="003166df"/>
    </style:style>
    <style:style style:name="T27" style:family="text">
      <style:text-properties officeooo:rsid="0032a51f"/>
    </style:style>
    <style:style style:name="T28" style:family="text">
      <style:text-properties fo:font-size="14pt" fo:font-weight="bold" style:font-size-asian="14pt" style:font-weight-asian="bold" style:font-size-complex="14pt" style:font-weight-complex="bold"/>
    </style:style>
    <style:style style:name="T29" style:family="text">
      <style:text-properties officeooo:rsid="00340c62"/>
    </style:style>
    <style:style style:name="T30" style:family="text">
      <style:text-properties fo:font-variant="normal" fo:text-transform="none" fo:color="#242729" style:font-name="Arial" fo:font-size="9.55000019073486pt" fo:letter-spacing="normal" fo:font-style="normal" fo:font-weight="normal"/>
    </style:style>
    <style:style style:name="T31" style:family="text">
      <style:text-properties fo:color="#242729" style:font-name="Arial" fo:font-size="9.55000019073486pt" fo:letter-spacing="normal" fo:font-style="italic" fo:font-weight="normal"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8">HTML: </text:span></text:p>
      <text:p text:style-name="P1"><text:span text:style-name="T28"/></text:p>
      <text:p text:style-name="P1">https://www.inetdaemon.com/tutorials/internet/tcp/3-way_handshake.shtml</text:p>
      <text:p text:style-name="P1"/>
      <text:p text:style-name="P4"><text:span text:style-name="T1">TCP: <text:s/></text:span><text:span text:style-name="T7"><text:s/></text:span><text:span text:style-name="T11">Transmission Control Protocol. <text:s/></text:span></text:p>
      <text:p text:style-name="P4"><text:span text:style-name="T11"/></text:p>
      <text:p text:style-name="P4"><text:span text:style-name="T9">C</text:span><text:span text:style-name="T6">onnection oriented. </text:span><text:span text:style-name="T10">It’s slower that UDP.</text:span></text:p>
      <text:p text:style-name="P3"><text:span text:style-name="T2"/></text:p>
      <text:p text:style-name="P3"><text:span text:style-name="T18">Reliable protocol</text:span><text:span text:style-name="T7">, </text:span><text:span text:style-name="T8">will set up a connection and will verify that all data transmitted is controlled, ordered, received in the correct order and intact.</text:span></text:p>
      <text:p text:style-name="P3"><text:span text:style-name="T8"><text:s/></text:span></text:p>
      <text:p text:style-name="P8"><text:span text:style-name="T8">T</text:span><text:span text:style-name="T6">he error correction, ordering and verification mechanisms require overhead in data packets and increase the amount of bandwidth needed.</text:span></text:p>
      <text:p text:style-name="P8"><text:span text:style-name="T6"/></text:p>
      <text:p text:style-name="P9"><text:span text:style-name="T6">Http, https, ftp,ssh, telnet, smtp, pop</text:span><text:span text:style-name="T12">3</text:span><text:span text:style-name="T6">, imap, </text:span><text:span text:style-name="T13">are riding over TCP, </text:span><text:span text:style-name="T14">and all of them are using 3WH.</text:span></text:p>
      <text:p text:style-name="P3"><text:span text:style-name="T8"/></text:p>
      <text:p text:style-name="P5"><text:span text:style-name="T17">Uses three-way handshake</text:span>, <text:span text:style-name="T20">TCP-handshake, three messages handshake or SYN-SYN-ACK, method used by tcp to set up a tcp/ip connection over an internet protocol based network. Are the messages transmitted by tcp to negotiate and start a connection between two computers.</text:span></text:p>
      <text:p text:style-name="P5"/>
      <text:p text:style-name="P12"><text:span text:style-name="T1">SYN</text:span>chronize</text:p>
      <text:p text:style-name="P12"><text:span text:style-name="T1">ACK</text:span>nowledgement</text:p>
      <text:p text:style-name="P2"/>
      <text:p text:style-name="P10"><text:span text:style-name="T3">1</text:span><text:span text:style-name="T1"> </text:span>Host A send<text:span text:style-name="T22">s</text:span> a TCP <text:span text:style-name="T6">SYN</text:span> <text:span text:style-name="T21">packet to host B <text:s/>→ Host B receive A’s SYN</text:span></text:p>
      <text:p text:style-name="P10"><text:span text:style-name="T3">2</text:span> <text:span text:style-name="T22">Host B sends <text:s/>SYN-ACK <text:s/>→ <text:s text:c="27"/>Host A receives B’s SYN-ACK</text:span></text:p>
      <text:p text:style-name="P10"><text:span text:style-name="T3">3</text:span><text:span text:style-name="T1"> </text:span><text:span text:style-name="T23">Host A sends ACK <text:s text:c="4"/>→ <text:s text:c="35"/>Host B receives A’s ACK</text:span></text:p>
      <text:p text:style-name="P11"><text:span text:style-name="T23">* TCP Socket connection is ESTABLISHED</text:span></text:p>
      <text:p text:style-name="P6"/>
      <text:p text:style-name="P13">SYN and ACK messages are indicated <text:span text:style-name="T24">a either the SYN bit or the ACK bit inside the </text:span><text:span text:style-name="T19">TCP Header.</text:span></text:p>
      <text:p text:style-name="P14">SYN-ACK messages are both syn and ack turned on (set to 1)</text:p>
      <text:p text:style-name="P14"/>
      <text:p text:style-name="P15">When the communication is over another 3-way communication is performed to tear down the <text:span text:style-name="T17">tcp socket connection</text:span>.</text:p>
      <text:p text:style-name="P7"/>
      <text:p text:style-name="P10"><text:span text:style-name="T1">T</text:span><text:span text:style-name="T4">CP</text:span><text:span text:style-name="T1"> </text:span><text:span text:style-name="T4">H</text:span><text:span text:style-name="T1">eader:</text:span> <text:span text:style-name="T25">The tcp segment (packet is not accurate) have a segment header and a data section.</text:span></text:p>
      <text:p text:style-name="P19">Header is the first 24 bytes of the segment and contains the parameters and state of an end-to-end tcp socket, <text:span text:style-name="T27">so the bit for ack, syn and a lot more of stuff.</text:span></text:p>
      <text:p text:style-name="P19"/>
      <text:p text:style-name="P20">Tcp segments are encapsulated (inserted) in the payload of the IP packet, <text:span text:style-name="T26">which immediately follows the IP header during the transmission. TCP doesn’t care about the routing, IP is doing that, tcp only tracks which end to end sockets are open.</text:span></text:p>
      <text:p text:style-name="P10"/>
      <text:p text:style-name="P10"/>
      <text:p text:style-name="P17"><text:span text:style-name="T1">TCP Sockets: <text:s/></text:span><text:span text:style-name="T16">Endpoint instance define by IP and virtual port. </text:span><text:span text:style-name="T15">Virtual Ports, 0 - 65534</text:span></text:p>
      <text:p text:style-name="P16"/>
      <text:p text:style-name="P21">A tcp connection is defined by 2 endpoints.</text:p>
      <text:p text:style-name="P16"/>
      <text:p text:style-name="P18"><text:span text:style-name="T30">It is the socket pair (the 4-tuple consisting of the client IP address, client port number, server IP address, and server port number) that specifies the two endpoints that uniquely identifies each TCP connection in an internet. (</text:span><text:span text:style-name="Emphasis"><text:span text:style-name="T31">TCP-IP Illustrated Volume 1</text:span></text:span><text:span text:style-name="T30">, W. Richard Stevens)</text:span></text:p>
      <text:p text:style-name="P18"/>
      <text:p text:style-name="P22"/>
      <text:p text:style-name="P22"/>
      <text:p text:style-name="P22"><text:soft-page-break/></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13:39:36.713410021</meta:creation-date>
    <dc:date>2019-01-02T16:14:15.689958100</dc:date>
    <meta:editing-duration>PT2H34M18S</meta:editing-duration>
    <meta:editing-cycles>45</meta:editing-cycles>
    <meta:generator>LibreOffice/6.1.4.2$MacOSX_X86_64 LibreOffice_project/9d0f32d1f0b509096fd65e0d4bec26ddd1938fd3</meta:generator>
    <meta:document-statistic meta:table-count="0" meta:image-count="0" meta:object-count="0" meta:page-count="2" meta:paragraph-count="24" meta:word-count="365" meta:character-count="2272" meta:non-whitespace-character-count="1854"/>
  </office:meta>
</office:document-meta>
</file>